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value of sharism</text:p>
      <text:p text:style-name="Standard"/>
      <text:p text:style-name="Standard">Melanie Dulong de Rosnay</text:p>
      <text:p text:style-name="Standard"/>
      <text:p text:style-name="Standard">I fell under the spell of sharism in 2003 when I started the Creative Commons France chapter with the full support of my then PhD advisor and the director of our research center. Since then, my participation to the movement landed me a blissful life with lifelong friends, love and several paid jobs and grants both in my country and abroad with lovely, smart, dedicated and gifted people animated by the values of open access, open science, open licensing, peer production, the public domain and the commons. In 2007 several teams coordinated by Creative Commons Italy received a grant from the European Commission to start Communia network on the public domain and support our work. All this provided great opportunities to have a political impact and travel. It is possible to develop serious research and policy contributions with a network of amazing colleagues all over the world, people coming from diverse backgrounds who share similar ideals. </text:p>
      <text:p text:style-name="Standard"/>
      <text:p text:style-name="Standard">The cruel detention of Bassel Khartabil reminds us the incredible luck of living in such a privileged environment with freedom of expression. My only social cost has been exclusion by conservative people I anyway neither enjoyed nor needed the approval nor the friendship, and this doesn't even happen so much anymore since openness is becoming more politically correct and even hype in Western culture. To newcomers wondering if the cost in terms of time and efforts, is worth the involvement: it is nothing compared to the inspiration gained and the joy and pride to contribute to a global movement developing positive alternatives to enclosures, and promote social justice, freedom and access to knowledge, information, culture and education, good food and medicine.</text:p>
      <text:p text:style-name="Standard"/>
      <text:p text:style-name="Standard">My wish is to reinforce the coalition from free knowledge to environmental and freedom of circulation activists. Climate, migrants, knowledge need our protection from enclosures.</text:p>
      <text:p text:style-name="Standard">Our work is not techno-idealist, even if some of us are, nor economically insane, but highly political and ideological. Freedom of knowledge and circulation are battles to win over the corruption and censorship of those whose addiction to unlimited commodification, unsustainable growth and a vision of development based on globalised extractivism is preventing personal and collective development and the right to a good life of the 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5-11-04T11:05:06</meta:creation-date>
    <dc:date>2015-11-05T10:11:33</dc:date>
    <meta:editing-duration>PT01H16M09S</meta:editing-duration>
    <meta:editing-cycles>14</meta:editing-cycles>
    <meta:generator>NeoOffice/3.2.1$Unix OpenOffice.org_project/Patch 7</meta:generator>
    <meta:document-statistic meta:table-count="0" meta:image-count="0" meta:object-count="0" meta:page-count="1" meta:paragraph-count="6" meta:word-count="377" meta:character-count="2381"/>
  </office:meta>
</office:document-meta>
</file>